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6"/>
    <style:style style:name="P5" style:family="paragraph" style:parent-style-name="Text_20_body" style:list-style-name="L4">
      <style:text-properties officeooo:rsid="0007b094" officeooo:paragraph-rsid="0007b094"/>
    </style:style>
    <style:style style:name="P6" style:family="paragraph" style:parent-style-name="Text_20_body" style:list-style-name="L6">
      <style:text-properties officeooo:rsid="0007b094" officeooo:paragraph-rsid="0007b094"/>
    </style:style>
    <style:style style:name="P7" style:family="paragraph" style:parent-style-name="Text_20_body" style:list-style-name="L4">
      <style:text-properties officeooo:rsid="000a3827" officeooo:paragraph-rsid="000a3827"/>
    </style:style>
    <style:style style:name="T1" style:family="text">
      <style:text-properties officeooo:rsid="0007b094"/>
    </style:style>
    <style:style style:name="T2" style:family="text">
      <style:text-properties officeooo:rsid="00098fa7"/>
    </style:style>
    <style:style style:name="T3" style:family="text">
      <style:text-properties style:text-position="super 58%"/>
    </style:style>
    <style:style style:name="T4" style:family="text">
      <style:text-properties style:text-position="0% 100%"/>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05472130" text:style-name="L2">
        <text:list-item>
          <text:p text:style-name="P1">Draft the next set of steps you would take to model an estimate of the true market value of a new property in this locality with certain characteristics (say 3 BHK, 2,000 sq feet, flat on the 3rd floor).</text:p>
        </text:list-item>
      </text:list>
      <text:p text:style-name="Standard"/>
      <text:p text:style-name="Standard"><text:tab/><text:span text:style-name="T1">From the max price and min price chart produced, we can estimate the price of newly added property. In one chart we can have details of area and how old is the property VS price and throgh that, we can estimate appropriate value for the property.</text:span></text:p>
      <text:p text:style-name="Standard"/>
      <text:p text:style-name="Standard"/>
      <text:list xml:id="list171125686603351" text:continue-numbering="true" text:style-name="L2">
        <text:list-item>
          <text:p text:style-name="P2">Extract the geocoordinates of the property. </text:p>
        </text:list-item>
      </text:list>
      <text:list xml:id="list481606531" text:style-name="L4">
        <text:list-item>
          <text:p text:style-name="P3">How would you be able to use that to improve the accuracy of the model?</text:p>
          <text:p text:style-name="P5">Geocordinates will give the accuracy for the place person want to buy.</text:p>
          <text:p text:style-name="P5">It will help in estimating the price beacuse according to surrounding price vary.</text:p>
          <text:p text:style-name="P5"/>
        </text:list-item>
        <text:list-item>
          <text:p text:style-name="P3">Include other localities in New Delhi in the scraper to improve the model estimates. </text:p>
          <text:p text:style-name="P7">Due to lack of time, I have not included this. But we can achieve in the same way as the 1<text:span text:style-name="T3">st</text:span> scraper. We need to include links of other localities or we can have locality name which is to be included, then we can pass that in webDriver and scrap the required information.</text:p>
        </text:list-item>
      </text:list>
      <text:list xml:id="list1677110867" text:style-name="L6">
        <text:list-item>
          <text:p text:style-name="P4">What are the limitations of this approach? How would you overcome them?</text:p>
          <text:p text:style-name="P6">If we will have more locaties then the price difference will be more. We can overcome this by i<text:span text:style-name="T2">ncluding fill values by including the rates of property which exists in that pla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6:56:03.336187512</meta:creation-date>
    <dc:date>2020-05-29T17:11:22.544528358</dc:date>
    <meta:editing-duration>PT5M8S</meta:editing-duration>
    <meta:editing-cycles>2</meta:editing-cycles>
    <meta:generator>LibreOffice/6.0.7.3$Linux_X86_64 LibreOffice_project/00m0$Build-3</meta:generator>
    <meta:document-statistic meta:table-count="0" meta:image-count="0" meta:object-count="0" meta:page-count="1" meta:paragraph-count="11" meta:word-count="252" meta:character-count="1331" meta:non-whitespace-character-count="1096"/>
  </office:meta>
</office:document-meta>
</file>